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text:p text:style-name="P1">Peinant à retrouver son sérieux après le fou rire qu'il venait de se payer, Edward attendait la réponse de Léonardo en se demandant si à la place de la police il n'allait pas appeler un hôpital psychiatrique. Voilà une journée qu'il n'était pas prêt d'oublier. Cet instant de joie, aussi fugace et faux sonnait-il, était le premier auquel il avait droit depuis une vingtaine de jours, aussi le garçon l'apprécia tout particulièrement. Malheureusement pour lui son allégresse fut de courte durée. Car si la situation l'avait fait rire nerveusement, il y en avait un autre qui était en train de rire jaune suite à sa réaction. Perdant son expression sympathique et son ton badin, Léonardo semblait particulièrement vexé d'être ainsi tourné en dérision. </text:p>
      <text:p text:style-name="Standard"/>
      <text:p text:style-name="Standard">Avant qu'Edward n'ait eu le temps d'ajouter quoique ce soit, la courte lame qu'il avait déjà vue auparavant se matérialisa en un claquement de doigt dans la main de l'homme qui sans une once d'hésitation se la planta directement dans la paume de son autre main. Une expression de stupeur quitta les lèvres du blondin, qui voulut stopper l'action mais qui sous l'effet de la surprise ne parvint qu'à émettre un gargouillement inintelligible qui se noya dans le bruit de succion que produisit l'arme alors qu'elle pénétrait la chaire de Léonardo, projetant du sang sur le visage d'Edward devenu blême ainsi que sur son bureau, ultime meuble de sa chambre ayant été épargné par le liquide pourpre... Jusqu'à maintenant. </text:p>
      <text:p text:style-name="Standard"/>
      <text:p text:style-name="Standard">-Mais qu'est-ce que...</text:p>
      <text:p text:style-name="Standard"/>
      <text:p text:style-name="Standard">Le sourire narquois qui flottait sur ses lèvres disparut aussi vite qu'il n'était apparu. Ce type était définitivement taré, mais en plus de cela il était dangereux -au moins pour lui-même, mais pour l'instant rien ne disait qu'il était pas une menace pour autrui également. Et vu qu'Edward était le seul en sa présence actuellement, sans personne à prévenir ou à appeler à l'aide, sa situation était devenue beaucoup, beaucoup moins drôle d'un coup d'un seul. Pour couronner le tout, Léonardo vint agripper sa crinière dorée de sa main valide pour le forcer à regarder s'écouler le sang de la plaie béante qu'il venait de s'infliger. La panique commença à nouveau à s'insinuer dans son esprit, réalisant que l'homme avait une emprise totale sur lui et qu'il ne pouvait plus bouger.</text:p>
      <text:p text:style-name="Standard"/>
      <text:p text:style-name="Standard">-Vous... Vous me faites ma...</text:p>
      <text:p text:style-name="Standard"/>
      <text:p text:style-name="Standard">L'adolescent ne termina pas sa phrase, trop choqué qu'il était par ce dont il fut témoin à cet instant précis. Sous ses yeux écarquillés, la blessure dans la observer était bien trop grande. Il pouvait presque voir les bords de la plaie se rapprocher l'un de l'autre. Alors cela le frappa telle une balle de revolver : Peut-être disait-il vrai. Si l'apparition des couteaux pouvait potentiellement s'expliquer par un tour de passe-passe, ce phénomène-là était injustifiable.</text:p>
      <text:p text:style-name="Standard"/>
      <text:p text:style-name="Standard">-Comment... Comment est-ce possible ? Qui êtes-vous ? Comment faites-vous ce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2-19T17:25:51.80</dc:date>
    <dc:creator>Théo </dc:creator>
    <meta:editing-duration>PT6H26M57S</meta:editing-duration>
    <meta:editing-cycles>339</meta:editing-cycles>
    <meta:generator>OpenOffice/4.1.1$Win32 OpenOffice.org_project/411m6$Build-9775</meta:generator>
    <meta:document-statistic meta:table-count="0" meta:image-count="0" meta:object-count="0" meta:page-count="6" meta:paragraph-count="25" meta:word-count="2190" meta:character-count="13252"/>
  </office:meta>
</office:document-meta>
</file>